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fo:font-style="normal" fo:font-weight="normal" officeooo:rsid="000db710" officeooo:paragraph-rsid="001c689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able_20_Contents">
      <style:text-properties officeooo:rsid="001c689f" officeooo:paragraph-rsid="00200d90"/>
    </style:style>
    <style:style style:name="P7" style:family="paragraph" style:parent-style-name="Table_20_Contents">
      <style:text-properties officeooo:rsid="001bd8c4" officeooo:paragraph-rsid="00200d90"/>
    </style:style>
    <style:style style:name="P8" style:family="paragraph" style:parent-style-name="Table_20_Contents">
      <style:text-properties officeooo:rsid="000cf989" officeooo:paragraph-rsid="00212d9a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paragraph-rsid="00223c43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200d90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P16" style:family="paragraph" style:parent-style-name="Default">
      <style:text-properties fo:font-style="normal" officeooo:rsid="0011cc2b" officeooo:paragraph-rsid="00200d90" style:font-style-asian="normal" style:font-style-complex="normal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689f"/>
    </style:style>
    <style:style style:name="T8" style:family="text">
      <style:text-properties officeooo:rsid="000db710"/>
    </style:style>
    <style:style style:name="T9" style:family="text">
      <style:text-properties officeooo:rsid="00200d90"/>
    </style:style>
    <style:style style:name="T10" style:family="text">
      <style:text-properties fo:color="#000000" style:font-name="F" style:font-name-asian="F" style:font-name-complex="F"/>
    </style:style>
    <style:style style:name="T1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officeooo:rsid="000e27c0"/>
    </style:style>
    <style:style style:name="T13" style:family="text">
      <style:text-properties officeooo:rsid="00223c4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7">Psicopedagogo </text:span><text:span text:style-name="T6">Visualizza </text:span><text:span text:style-name="T7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6"><text:span text:style-name="T11">L'utente accede al sistema e viene riconosciuto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9584062" text:style-name="Numerazione_20_UC">
              <text:list-header>
                <text:p text:style-name="P12"/>
              </text:list-header>
              <text:list-item text:start-value="1">
                <text:p text:style-name="P13"><text:span text:style-name="T2">L</text:span><text:span text:style-name="T13">'utente</text:span><text:span text:style-name="T8"> accede alla sezione </text:span>Registro</text:p>
              </text:list-item>
              <text:list-item>
                <text:p text:style-name="P13">L<text:span text:style-name="T13">'utente</text:span><text:span text:style-name="T7"> </text:span>seleziona la classe per cui vuole <text:span text:style-name="T6">visualizzare il </text:span><text:span text:style-name="T7">programma educativo settimanale</text:span></text:p>
                <text:p text:style-name="P15">3.Il sistema mostra il programma settimanale per la classe selezionata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">Il sistema </text:span><text:span text:style-name="T3">mostra </text:span><text:span text:style-name="T7">correttamente</text:span><text:span text:style-name="T3"> </text:span><text:span text:style-name="T7">il programma settimanale per la classe selezionata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555113" text:style-name="L1">
              <text:list-item>
                <text:p text:style-name="P11"><text:span text:style-name="T12">Nel caso di un errore </text:span><text:span text:style-name="T10">utente </text:span><text:span text:style-name="T12">, il sistema mostra</text:span><text:span text:style-name="T7"> </text:span><text:span text:style-name="T13">all'utente</text:span><text:span text:style-name="T12"> un messaggio di errore che </text:span>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<text:span text:style-name="T9">o </text:span><text:span text:style-name="T7">PsicoPedagogo</text:span> deve poter visualizzare <text:span text:style-name="T7">il programma settimanale</text:span> entro 2 secondi </text:p>
          </table:table-cell>
        </table:table-row>
      </table:table>
      <text:p text:style-name="P10"/>
      <text:p text:style-name="P4"><text:span text:style-name="T5">UC_H_</text:span><text:span text:style-name="T7">62</text:span><text:span text:style-name="T5">_</text:span><text:span text:style-name="T7">psicopedagogo</text:span><text:span text:style-name="T6">_</text:span><text:span text:style-name="T7">visualizza_programma_educativo_settimanale</text:span><text:span text:style-name="T5">: </text:span><text:span text:style-name="T7">Psicopedagogo </text:span><text:span text:style-name="T6">Visualizza </text:span><text:span text:style-name="T7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F" fo:font-size="12pt" style:font-name-asian="F" style:font-size-asian="12pt" style:font-name-complex="F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9S</meta:editing-duration>
    <meta:editing-cycles>27</meta:editing-cycles>
    <meta:generator>LibreOffice/3.6$Windows_x86 LibreOffice_project/da8c1e6-fd468f4-454e206-f42a4a9-143cfd</meta:generator>
    <dc:date>2012-11-22T19:46:25.64</dc:date>
    <meta:document-statistic meta:table-count="1" meta:image-count="0" meta:object-count="0" meta:page-count="1" meta:paragraph-count="19" meta:word-count="112" meta:character-count="868" meta:non-whitespace-character-count="776"/>
  </office:meta>
</office:document-meta>
</file>